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Исследование возможностей распараллеливания алгоритмов решения целочисленных линейных неравенств на GP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ктуальность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1">Работа является прикладным исследование в области массивно параллельного программирования с использованием технологии CUDA, а также в области целочисленного программирования и программирования в ограничениях.</text:span></text:p>
            <text:p text:style-name="P2"><text:span text:style-name="T1">Задача существования целочисленного решения системы вычислительно трудная.</text:span></text:p>
            <text:p text:style-name="P2"><text:span text:style-name="T1">Многие задачи решаются методами разрешения ограничений и целочисленного программирования:</text:span></text:p>
            <text:p text:style-name="P2"><text:span text:style-name="T2">планирование и Теория расписаний;</text:span></text:p>
            <text:p text:style-name="P2"><text:span text:style-name="T2">Поддержка принятия решений;</text:span></text:p>
            <text:p text:style-name="P2"><text:span text:style-name="T2">Обработка изображений;</text:span></text:p>
            <text:p text:style-name="P2"><text:span text:style-name="T2">Тестирование интегральных схем;</text:span></text:p>
            <text:p text:style-name="P2"><text:span text:style-name="T2">Формальная верификация и статический анализ;</text:span></text:p>
            <text:p text:style-name="P2"><text:span text:style-name="T2">Задача коммивояжёра (ремонт двигателей самолёта, анализ структуры кристаллов)</text:span></text:p>
            <text:p text:style-name="P2"><text:span text:style-name="T2">Распределение регистров, планирование командного исполнения и анализ зависимостей по данным.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Цель работ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- реализация алгоритма Branch-and-Cut с использованием подходов массивного параллелизма и возможностей Nvidia CUDA.</text:p>
              </text:list-item>
              <text:list-item>
                <text:p>Задача целочисленного линейного программирования имеет вид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овести обзор метода решения задачи целочисленного линейного программирования – метод ветвей и отсечений.</text:p>
              </text:list-item>
              <text:list-item>
                <text:p>Реализовать алгоритм на основе метода ветвей и отсечений последовательно на CPU.</text:p>
              </text:list-item>
              <text:list-item>
                <text:p>Исследовать алгоритм на основе метода ветвей и отсечений на наиболее часто повторяющиеся вычисления.</text:p>
              </text:list-item>
              <text:list-item>
                <text:p>Исследовать возможности распараллеливания найденных участков на GPU.</text:p>
              </text:list-item>
              <text:list-item>
                <text:p>Реализация параллельного алгоритма на основе метода ветвей и отсечений, учитывая особенности CUDA.</text:p>
              </text:list-item>
              <text:list-item>
                <text:p>Экспериментальный и теоретический анализ предложенного реше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anch-and-C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ерерисовать пример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Предлагаемый подхо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Нарисовать алгоритм надо</text:p>
              </text:list-item>
              <text:list-item>
                <text:p text:style-name="P3">Стратегия ветвления по переменной выбрана на основе псевдостоимости. </text:p>
              </text:list-item>
              <text:list-item>
                <text:p text:style-name="P3">Метод решения релаксационной задачи – двойственный симплекс-метод.</text:p>
              </text:list-item>
              <text:list-item>
                <text:p text:style-name="P3">Стратегия построения очереди релаксационных задач – по количеству целых значений решения. </text:p>
              </text:list-item>
              <text:list-item>
                <text:p text:style-name="P3">Метод отсечений - mixed integer rounding cuts (MI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Анализ метод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Таблиц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Результаты и вывод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Спасибо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2:51:50.842731783</meta:creation-date>
    <dc:date>2017-06-21T18:01:40.587509524</dc:date>
    <meta:editing-duration>PT54M51S</meta:editing-duration>
    <meta:editing-cycles>22</meta:editing-cycles>
    <meta:generator>LibreOffice/5.1.6.2$Linux_X86_64 LibreOffice_project/10m0$Build-2</meta:generator>
    <meta:document-statistic meta:object-count="59"/>
  </office:meta>
</office:document-meta>
</file>